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Verdana" svg:font-family="Verdana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le2" style:family="table">
      <style:table-properties style:width="6.5in" fo:margin-left="0in" fo:margin-right="-0.0035in" table:align="margins" style:writing-mode="lr-tb"/>
    </style:style>
    <style:style style:name="Table2.A" style:family="table-column">
      <style:table-column-properties style:column-width="1.6042in" style:rel-column-width="16173*"/>
    </style:style>
    <style:style style:name="Table2.B" style:family="table-column">
      <style:table-column-properties style:column-width="0.8951in" style:rel-column-width="9025*"/>
    </style:style>
    <style:style style:name="Table2.C" style:family="table-column">
      <style:table-column-properties style:column-width="1.691in" style:rel-column-width="17048*"/>
    </style:style>
    <style:style style:name="Table2.D" style:family="table-column">
      <style:table-column-properties style:column-width="2.3097in" style:rel-column-width="23289*"/>
    </style:style>
    <style:style style:name="Table2.1" style:family="table-row">
      <style:table-row-properties style:min-row-height="0.2486in" fo:keep-together="auto"/>
    </style:style>
    <style:style style:name="Table2.A1" style:family="table-cell">
      <style:table-cell-properties style:vertical-align="middle"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2.2" style:family="table-row">
      <style:table-row-properties style:min-row-height="0.0431in" fo:keep-together="auto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2583in" fo:keep-together="auto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hy" fo:country="AM" officeooo:paragraph-rsid="0076ded2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78fb86"/>
    </style:style>
    <style:style style:name="P4" style:family="paragraph" style:parent-style-name="Text_20_body">
      <style:text-properties fo:language="hy" fo:country="AM" officeooo:rsid="0028b124" officeooo:paragraph-rsid="0016eaff"/>
    </style:style>
    <style:style style:name="P5" style:family="paragraph" style:parent-style-name="Text_20_body">
      <style:text-properties fo:language="hy" fo:country="AM" officeooo:paragraph-rsid="0016eaff"/>
    </style:style>
    <style:style style:name="P6" style:family="paragraph" style:parent-style-name="Text_20_body">
      <style:text-properties style:font-name="DejaVu Sans2" fo:language="hy" fo:country="AM"/>
    </style:style>
    <style:style style:name="P7" style:family="paragraph" style:parent-style-name="Text_20_body">
      <style:paragraph-properties fo:text-align="justify" style:justify-single-word="false"/>
      <style:text-properties style:font-name="DejaVu Sans2" fo:language="hy" fo:country="AM"/>
    </style:style>
    <style:style style:name="P8" style:family="paragraph" style:parent-style-name="Text_20_body">
      <style:paragraph-properties fo:text-align="start" style:justify-single-word="false"/>
      <style:text-properties style:font-name="DejaVu Sans2" fo:language="hy" fo:country="AM" officeooo:rsid="00254091" officeooo:paragraph-rsid="007aa481"/>
    </style:style>
    <style:style style:name="P9" style:family="paragraph" style:parent-style-name="Text_20_body">
      <style:paragraph-properties fo:text-align="center" style:justify-single-word="false"/>
      <style:text-properties fo:font-size="12pt" officeooo:rsid="0078fb86" officeooo:paragraph-rsid="0078fb86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text-properties fo:language="hy" fo:country="AM" fo:font-style="normal" officeooo:paragraph-rsid="0016eaff" style:font-style-asian="normal" style:font-style-complex="normal"/>
    </style:style>
    <style:style style:name="P12" style:family="paragraph" style:parent-style-name="Table_20_Contents">
      <style:text-properties fo:language="hy" fo:country="AM" officeooo:rsid="0028b124" officeooo:paragraph-rsid="0016eaff"/>
    </style:style>
    <style:style style:name="P13" style:family="paragraph" style:parent-style-name="Table_20_Contents">
      <style:text-properties fo:language="hy" fo:country="AM" officeooo:paragraph-rsid="0016eaff"/>
    </style:style>
    <style:style style:name="P14" style:family="paragraph" style:parent-style-name="Table_20_Contents">
      <style:text-properties fo:language="hy" fo:country="AM" fo:font-weight="bold" officeooo:paragraph-rsid="0016eaff" style:font-weight-asian="bold" style:font-weight-complex="bold"/>
    </style:style>
    <style:style style:name="P15" style:family="paragraph" style:parent-style-name="Table_20_Contents">
      <style:text-properties style:text-position="0% 100%" fo:font-size="10pt" fo:language="hy" fo:country="AM" fo:font-style="normal" officeooo:paragraph-rsid="0016eaff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color="#ff3300" fo:language="hy" fo:country="AM" officeooo:paragraph-rsid="0016eaff"/>
    </style:style>
    <style:style style:name="P17" style:family="paragraph" style:parent-style-name="Table_20_Contents">
      <style:text-properties fo:color="#ff3300" fo:language="hy" fo:country="AM" fo:font-weight="bold" officeooo:paragraph-rsid="0016eaff" style:font-weight-asian="bold" style:font-weight-complex="bold"/>
    </style:style>
    <style:style style:name="P18" style:family="paragraph" style:parent-style-name="Table_20_Heading">
      <style:text-properties fo:language="hy" fo:country="AM" officeooo:paragraph-rsid="0016eaff"/>
    </style:style>
    <style:style style:name="P19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1" fo:font-size="10pt" fo:language="hy" fo:country="AM" fo:font-weight="normal" officeooo:paragraph-rsid="0016eaff" fo:background-color="transparent" style:font-name-asian="DejaVu Sans1" style:font-name-complex="DejaVu Sans1"/>
    </style:style>
    <style:style style:name="P20" style:family="paragraph" style:parent-style-name="Standard">
      <style:paragraph-properties fo:margin-left="0in" fo:margin-right="0.1252in" fo:margin-top="0in" fo:margin-bottom="0.0311in" loext:contextual-spacing="false" fo:line-height="115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a0d75" officeooo:paragraph-rsid="002b2c9c" fo:background-color="transparent" style:font-name-asian="DejaVu Sans1" style:font-name-complex="DejaVu Sans1"/>
    </style:style>
    <style:style style:name="P21" style:family="paragraph" style:parent-style-name="Title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fec8a" officeooo:paragraph-rsid="0035d8e1" fo:background-color="transparent" style:font-name-asian="DejaVu Sans1" style:font-size-asian="10pt" style:font-name-complex="DejaVu Sans1" style:font-size-complex="10pt"/>
    </style:style>
    <style:style style:name="P23" style:family="paragraph" style:parent-style-name="Standard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language="hy" fo:country="AM"/>
    </style:style>
    <style:style style:name="P24" style:family="paragraph" style:parent-style-name="Standard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160026" officeooo:paragraph-rsid="003339d6" fo:background-color="transparent" style:font-name-asian="DejaVu Sans1" style:font-name-complex="DejaVu Sans1"/>
    </style:style>
    <style:style style:name="P25" style:family="paragraph" style:parent-style-name="Standard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59e0" officeooo:paragraph-rsid="003339d6" fo:background-color="transparent" style:font-name-asian="DejaVu Sans1" style:font-name-complex="DejaVu Sans1"/>
    </style:style>
    <style:style style:name="P26" style:family="paragraph" style:parent-style-name="Standard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style:use-window-font-color="true" style:font-name="DejaVu Sans1" fo:font-size="10pt" fo:language="hy" fo:country="AM" fo:font-weight="normal" officeooo:paragraph-rsid="007c192e"/>
    </style:style>
    <style:style style:name="P27" style:family="paragraph" style:parent-style-name="Standard">
      <style:paragraph-properties fo:margin-left="0in" fo:margin-right="0in" fo:margin-top="0in" fo:margin-bottom="0.0311in" loext:contextual-spacing="false" fo:line-height="115%" fo:text-align="justify" style:justify-single-word="false" fo:text-indent="0.2in" style:auto-text-indent="false" fo:break-before="auto" fo:break-after="auto" style:writing-mode="lr-tb"/>
      <style:text-properties fo:font-size="10pt" officeooo:paragraph-rsid="00372ad4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.0311in" loext:contextual-spacing="false" fo:line-height="115%" fo:text-align="justify" style:justify-single-word="false" fo:text-indent="0.2in" style:auto-text-indent="false" style:writing-mode="lr-tb"/>
      <style:text-properties fo:font-size="10pt" officeooo:paragraph-rsid="00372ad4" style:font-size-asian="10pt" style:font-size-complex="10pt"/>
    </style:style>
    <style:style style:name="P29" style:family="paragraph" style:parent-style-name="Text_20_body" style:master-page-name="">
      <loext:graphic-properties draw:fill-image-width="0in" draw:fill-image-height="0in"/>
      <style:paragraph-properties fo:margin-left="0in" fo:margin-right="0in" fo:margin-top="0in" fo:margin-bottom="0in" loext:contextual-spacing="false" fo:text-indent="0.2in" style:auto-text-indent="false" style:page-number="auto">
        <style:tab-stops/>
      </style:paragraph-properties>
    </style:style>
    <style:style style:name="P30" style:family="paragraph" style:parent-style-name="Text_20_body">
      <loext:graphic-properties draw:fill-image-width="0in" draw:fill-image-height="0in"/>
      <style:paragraph-properties fo:margin-left="0in" fo:margin-right="0in" fo:margin-top="0in" fo:margin-bottom="0in" loext:contextual-spacing="false" fo:text-indent="0.2in" style:auto-text-indent="false">
        <style:tab-stops/>
      </style:paragraph-properties>
      <style:text-properties officeooo:rsid="0071b894" officeooo:paragraph-rsid="0071b894"/>
    </style:style>
    <style:style style:name="P31" style:family="paragraph" style:parent-style-name="Text_20_body">
      <loext:graphic-properties draw:fill-image-width="0in" draw:fill-image-height="0in"/>
      <style:paragraph-properties fo:margin-left="0in" fo:margin-right="0in" fo:margin-top="0in" fo:margin-bottom="0in" loext:contextual-spacing="false" fo:text-indent="0.2in" style:auto-text-indent="false">
        <style:tab-stops/>
      </style:paragraph-properties>
      <style:text-properties fo:color="#000000" style:font-name="DejaVu Sans2" fo:font-size="12pt" fo:language="hy" fo:country="AM" fo:font-style="normal" fo:font-weight="bold" officeooo:rsid="00393328" officeooo:paragraph-rsid="0071b894" fo:background-color="transparent" style:font-name-asian="DejaVu Sans3" style:font-size-asian="14pt" style:font-style-asian="oblique" style:font-weight-asian="normal" style:font-name-complex="DejaVu Sans3" style:font-size-complex="14pt" style:font-style-complex="oblique" style:font-weight-complex="normal"/>
    </style:style>
    <style:style style:name="P32" style:family="paragraph" style:parent-style-name="Text_20_body">
      <style:paragraph-properties fo:margin-left="0in" fo:margin-right="0in" fo:line-height="115%" fo:text-indent="0.2in" style:auto-text-indent="false"/>
      <style:text-properties officeooo:paragraph-rsid="00266f42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style:use-window-font-color="true" style:font-name="DejaVu Sans1" fo:font-size="10pt" fo:language="hy" fo:country="AM" fo:font-weight="normal" officeooo:paragraph-rsid="007cd129"/>
    </style:style>
    <style:style style:name="P37" style:family="paragraph" style:parent-style-name="Standard" style:list-style-name="L1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-0.0075in"/>
        </style:tab-stops>
      </style:paragraph-properties>
      <style:text-properties fo:language="hy" fo:country="AM"/>
    </style:style>
    <style:style style:name="P38" style:family="paragraph" style:parent-style-name="Standard" style:list-style-name="L1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-0.0075in"/>
        </style:tab-stops>
      </style:paragraph-properties>
      <style:text-properties style:font-name="DejaVu Sans2" fo:language="hy" fo:country="AM"/>
    </style:style>
    <style:style style:name="P39" style:family="paragraph" style:parent-style-name="Standard" style:list-style-name="L1">
      <style:paragraph-properties fo:margin-left="0in" fo:margin-right="0in" fo:margin-top="0in" fo:margin-bottom="0.0311in" loext:contextual-spacing="false" fo:line-height="150%" fo:text-align="start" style:justify-single-word="false" fo:text-indent="0.2in" style:auto-text-indent="false">
        <style:tab-stops>
          <style:tab-stop style:position="-0.0075in"/>
        </style:tab-stops>
      </style:paragraph-properties>
      <style:text-properties style:use-window-font-color="true" style:font-name="DejaVu Sans1" fo:font-size="10pt" fo:language="hy" fo:country="AM" fo:font-weight="normal" fo:background-color="transparent" style:font-name-asian="DejaVu Sans1" style:font-name-complex="DejaVu Sans1"/>
    </style:style>
    <style:style style:name="P40" style:family="paragraph" style:parent-style-name="Standard" style:list-style-name="L4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59e0" officeooo:paragraph-rsid="003339d6" fo:background-color="transparent" style:font-name-asian="DejaVu Sans1" style:font-name-complex="DejaVu Sans1"/>
    </style:style>
    <style:style style:name="P41" style:family="paragraph" style:parent-style-name="Standard" style:list-style-name="L5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c59e0" officeooo:paragraph-rsid="003339d6" fo:background-color="transparent" style:font-name-asian="DejaVu Sans1" style:font-name-complex="DejaVu Sans1"/>
    </style:style>
    <style:style style:name="P42" style:family="paragraph" style:parent-style-name="Standard" style:list-style-name="L4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fa057" officeooo:paragraph-rsid="003339d6" fo:background-color="transparent" style:font-name-asian="DejaVu Sans1" style:font-name-complex="DejaVu Sans1"/>
    </style:style>
    <style:style style:name="P43" style:family="paragraph" style:parent-style-name="Standard" style:list-style-name="L5">
      <style:paragraph-properties fo:margin-left="0in" fo:margin-right="0in" fo:margin-top="0in" fo:margin-bottom="0.0311in" loext:contextual-spacing="false" fo:line-height="115%" fo:text-align="start" style:justify-single-word="false" fo:text-indent="0.2in" style:auto-text-indent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7f94c7" officeooo:paragraph-rsid="007f94c7" fo:background-color="transparent" style:font-name-asian="DejaVu Sans1" style:font-name-complex="DejaVu Sans1"/>
    </style:style>
    <style:style style:name="P44" style:family="paragraph" style:parent-style-name="Standard" style:list-style-name="L6">
      <style:paragraph-properties fo:margin-left="0in" fo:margin-right="0in" fo:margin-top="0in" fo:margin-bottom="0in" loext:contextual-spacing="false" fo:line-height="115%" fo:text-indent="0.2in" style:auto-text-indent="false" fo:break-before="auto" fo:break-after="auto" style:writing-mode="lr-tb"/>
      <style:text-properties fo:font-size="10pt" officeooo:paragraph-rsid="0035d8e1" style:font-size-asian="10pt" style:font-size-complex="10pt"/>
    </style:style>
    <style:style style:name="P45" style:family="paragraph" style:parent-style-name="Standard" style:list-style-name="L6">
      <style:paragraph-properties fo:margin-left="0in" fo:margin-right="0in" fo:margin-top="0in" fo:margin-bottom="0in" loext:contextual-spacing="false" fo:line-height="115%" fo:text-indent="0.2in" style:auto-text-indent="false" style:writing-mode="lr-tb"/>
      <style:text-properties fo:font-size="10pt" officeooo:rsid="007f94c7" officeooo:paragraph-rsid="007f94c7" style:font-size-asian="10pt" style:font-size-complex="10pt"/>
    </style:style>
    <style:style style:name="P46" style:family="paragraph" style:parent-style-name="Standard" style:list-style-name="L6">
      <style:paragraph-properties fo:margin-left="0in" fo:margin-right="0in" fo:margin-top="0in" fo:margin-bottom="0in" loext:contextual-spacing="false" fo:line-height="115%" fo:text-align="start" style:justify-single-word="false" fo:text-indent="0.2in" style:auto-text-indent="false" style:writing-mode="lr-tb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7ea540" officeooo:paragraph-rsid="007ea540" fo:background-color="transparent" style:font-name-asian="DejaVu Sans1" style:font-size-asian="10pt" style:font-name-complex="DejaVu Sans1" style:font-size-complex="10pt"/>
    </style:style>
    <style:style style:name="P47" style:family="paragraph" style:parent-style-name="Standard" style:list-style-name="L6">
      <style:paragraph-properties fo:margin-left="0in" fo:margin-right="0in" fo:margin-top="0in" fo:margin-bottom="0in" loext:contextual-spacing="false" fo:line-height="115%" fo:text-align="start" style:justify-single-word="false" fo:text-indent="0.2in" style:auto-text-indent="false" style:writing-mode="lr-tb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7f94c7" officeooo:paragraph-rsid="007f94c7" fo:background-color="transparent" style:font-name-asian="DejaVu Sans1" style:font-size-asian="10pt" style:font-name-complex="DejaVu Sans1" style:font-size-complex="10pt"/>
    </style:style>
    <style:style style:name="P48" style:family="paragraph" style:parent-style-name="Standard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a0d75" officeooo:paragraph-rsid="002b2c9c" fo:background-color="transparent" style:font-name-asian="DejaVu Sans1" style:font-name-complex="DejaVu Sans1"/>
    </style:style>
    <style:style style:name="P49" style:family="paragraph" style:parent-style-name="Standard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7ea540" officeooo:paragraph-rsid="007ea540" fo:background-color="transparent" style:font-name-asian="DejaVu Sans1" style:font-name-complex="DejaVu Sans1"/>
    </style:style>
    <style:style style:name="P50" style:family="paragraph" style:parent-style-name="Standard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bd2fe" officeooo:paragraph-rsid="002b2c9c" fo:background-color="transparent" style:font-name-asian="DejaVu Sans1" style:font-name-complex="DejaVu Sans1"/>
    </style:style>
    <style:style style:name="P51" style:family="paragraph" style:parent-style-name="Standard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2" fo:font-size="10pt" fo:language="hy" fo:country="AM" fo:font-weight="normal" officeooo:rsid="002b2c9c" officeooo:paragraph-rsid="002b2c9c" fo:background-color="transparent" style:font-name-asian="DejaVu Sans1" style:font-name-complex="DejaVu Sans1"/>
    </style:style>
    <style:style style:name="P52" style:family="paragraph" style:parent-style-name="Text_20_body" style:list-style-name="L7">
      <style:text-properties style:font-name="DejaVu Sans2" fo:language="hy" fo:country="AM" fo:background-color="transparent"/>
    </style:style>
    <style:style style:name="P53" style:family="paragraph" style:parent-style-name="Text_20_body" style:list-style-name="L7">
      <style:text-properties style:font-name="DejaVu Sans2" fo:language="hy" fo:country="AM"/>
    </style:style>
    <style:style style:name="P54" style:family="paragraph" style:parent-style-name="Text_20_body" style:list-style-name="L7">
      <style:text-properties style:font-name="DejaVu Sans2" fo:language="hy" fo:country="AM" officeooo:paragraph-rsid="0080d9c3"/>
    </style:style>
    <style:style style:name="P55" style:family="paragraph" style:parent-style-name="Text_20_body" style:list-style-name="L2">
      <style:paragraph-properties fo:margin-left="0in" fo:margin-right="0in" fo:line-height="115%" fo:text-indent="0.2in" style:auto-text-indent="false"/>
      <style:text-properties officeooo:paragraph-rsid="00266f42"/>
    </style:style>
    <style:style style:name="P56" style:family="paragraph" style:parent-style-name="Text_20_body" style:list-style-name="L2">
      <style:paragraph-properties fo:margin-left="0in" fo:margin-right="0in" fo:line-height="115%" fo:text-indent="0.2in" style:auto-text-indent="false"/>
      <style:text-properties officeooo:paragraph-rsid="00830263"/>
    </style:style>
    <style:style style:name="P57" style:family="paragraph" style:parent-style-name="Text_20_body" style:list-style-name="L2">
      <style:paragraph-properties fo:margin-left="0in" fo:margin-right="0in" fo:line-height="115%" fo:text-indent="0.2in" style:auto-text-indent="false"/>
      <style:text-properties officeooo:paragraph-rsid="002790c6"/>
    </style:style>
    <style:style style:name="P58" style:family="paragraph" style:parent-style-name="Text_20_body">
      <style:paragraph-properties fo:margin-top="0in" fo:margin-bottom="0in" loext:contextual-spacing="false" fo:line-height="150%" fo:text-align="start" style:justify-single-word="false" style:writing-mode="lr-tb">
        <style:tab-stops>
          <style:tab-stop style:position="0.4925in"/>
        </style:tab-stops>
      </style:paragraph-properties>
      <style:text-properties fo:font-variant="normal" fo:text-transform="none" fo:color="#000000" style:font-name="DejaVu Sans2" fo:font-size="10pt" fo:letter-spacing="normal" fo:language="hy" fo:country="AM" fo:font-style="normal" style:text-underline-style="none" fo:font-weight="normal" officeooo:rsid="00727060" officeooo:paragraph-rsid="00727060" fo:background-color="transparent" style:font-name-asian="DejaVu Sans3" style:font-size-asian="14pt" style:font-style-asian="oblique" style:font-weight-asian="normal" style:font-name-complex="DejaVu Sans3" style:font-size-complex="14pt" style:font-style-complex="oblique" style:font-weight-complex="normal"/>
    </style:style>
    <style:style style:name="P59" style:family="paragraph" style:parent-style-name="Heading_20_1">
      <style:paragraph-properties fo:break-before="page"/>
      <style:text-properties style:font-name="DejaVu Sans2" fo:language="hy" fo:country="AM"/>
    </style:style>
    <style:style style:name="P60" style:family="paragraph" style:parent-style-name="Heading_20_1">
      <style:paragraph-properties fo:margin-left="0in" fo:margin-right="0in" fo:text-indent="0.2in" style:auto-text-indent="false"/>
    </style:style>
    <style:style style:name="P61" style:family="paragraph" style:parent-style-name="Heading_20_1" style:master-page-name="">
      <style:paragraph-properties fo:margin-left="0in" fo:margin-right="0in" fo:margin-top="0.0984in" fo:margin-bottom="0.0783in" loext:contextual-spacing="false" fo:text-indent="0in" style:auto-text-indent="false" style:page-number="auto" fo:keep-with-next="always"/>
      <style:text-properties style:font-name="DejaVu Sans2" fo:language="hy" fo:country="AM" officeooo:paragraph-rsid="0080d9c3"/>
    </style:style>
    <style:style style:name="P62" style:family="paragraph" style:parent-style-name="Heading_20_1">
      <style:paragraph-properties fo:margin-left="0in" fo:margin-right="0in" fo:margin-top="0.0984in" fo:margin-bottom="0.0783in" loext:contextual-spacing="false" fo:text-indent="0in" style:auto-text-indent="false"/>
      <style:text-properties style:font-name="DejaVu Sans2" fo:language="hy" fo:country="AM" officeooo:paragraph-rsid="0080d9c3"/>
    </style:style>
    <style:style style:name="P63" style:family="paragraph" style:parent-style-name="Heading_20_2">
      <style:text-properties style:font-name="DejaVu Sans2" fo:language="hy" fo:country="AM"/>
    </style:style>
    <style:style style:name="P64" style:family="paragraph" style:parent-style-name="Heading_20_2">
      <style:paragraph-properties fo:text-align="justify" style:justify-single-word="false"/>
      <style:text-properties style:font-name="DejaVu Sans2" fo:language="hy" fo:country="AM"/>
    </style:style>
    <style:style style:name="P65" style:family="paragraph" style:parent-style-name="Heading_20_2">
      <style:text-properties fo:language="hy" fo:country="AM"/>
    </style:style>
    <style:style style:name="P66" style:family="paragraph" style:parent-style-name="Heading_20_2">
      <style:paragraph-properties fo:line-height="115%"/>
      <style:text-properties fo:color="#000000" style:font-name="DejaVu Sans2" fo:language="hy" fo:country="AM" officeooo:rsid="002a0d75" officeooo:paragraph-rsid="00160026"/>
    </style:style>
    <style:style style:name="P67" style:family="paragraph" style:parent-style-name="Heading_20_2">
      <style:text-properties fo:color="#000000" style:font-name="DejaVu Sans2" fo:language="hy" fo:country="AM" officeooo:rsid="002c59e0" officeooo:paragraph-rsid="003339d6"/>
    </style:style>
    <style:style style:name="P68" style:family="paragraph" style:parent-style-name="Heading_20_2">
      <style:text-properties fo:color="#000000" style:font-name="DejaVu Sans2" fo:font-size="12pt" fo:language="hy" fo:country="AM" fo:font-style="normal" fo:font-weight="bold" officeooo:rsid="002c59e0" officeooo:paragraph-rsid="0035d8e1" style:font-name-asian="DejaVu Sans3" style:font-size-asian="14pt" style:font-style-asian="oblique" style:font-weight-asian="normal" style:font-name-complex="DejaVu Sans3" style:font-size-complex="14pt" style:font-style-complex="oblique" style:font-weight-complex="normal"/>
    </style:style>
    <style:style style:name="P69" style:family="paragraph" style:parent-style-name="Heading_20_2">
      <style:text-properties fo:color="#000000" style:font-name="DejaVu Sans2" fo:font-size="12pt" fo:language="hy" fo:country="AM" fo:font-style="normal" fo:font-weight="bold" officeooo:rsid="00727060" officeooo:paragraph-rsid="00727060" fo:background-color="transparent" style:font-name-asian="DejaVu Sans3" style:font-size-asian="14pt" style:font-style-asian="oblique" style:font-weight-asian="normal" style:font-name-complex="DejaVu Sans3" style:font-size-complex="14pt" style:font-style-complex="oblique" style:font-weight-complex="normal"/>
    </style:style>
    <style:style style:name="P70" style:family="paragraph" style:parent-style-name="Heading_20_2">
      <style:paragraph-properties fo:margin-top="0in" fo:margin-bottom="0in" loext:contextual-spacing="false" fo:line-height="150%" fo:text-align="start" style:justify-single-word="false" style:writing-mode="lr-tb">
        <style:tab-stops>
          <style:tab-stop style:position="0.4925in"/>
        </style:tab-stops>
      </style:paragraph-properties>
      <style:text-properties fo:color="#000000" style:font-name="DejaVu Sans2" fo:font-size="12pt" fo:language="hy" fo:country="AM" fo:font-style="normal" fo:font-weight="bold" officeooo:rsid="00393328" officeooo:paragraph-rsid="00393328" fo:background-color="transparent" style:font-name-asian="DejaVu Sans3" style:font-size-asian="14pt" style:font-style-asian="oblique" style:font-weight-asian="normal" style:font-name-complex="DejaVu Sans3" style:font-size-complex="14pt" style:font-style-complex="oblique" style:font-weight-complex="normal"/>
    </style:style>
    <style:style style:name="P71" style:family="paragraph" style:parent-style-name="Heading_20_2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language="hy" fo:country="AM" officeooo:paragraph-rsid="0016eaff"/>
    </style:style>
    <style:style style:name="P72" style:family="paragraph" style:parent-style-name="Title" style:master-page-name="First_20_Page">
      <style:paragraph-properties style:page-number="auto"/>
    </style:style>
    <style:style style:name="P73" style:family="paragraph" style:parent-style-name="Text_20_body_20_numbering" style:list-style-name="">
      <style:paragraph-properties fo:margin-top="0in" fo:margin-bottom="0.0311in" loext:contextual-spacing="false" fo:line-height="120%" fo:text-align="start" style:justify-single-word="false" style:shadow="none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76ded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position="0% 100%" style:font-name="DejaVu Sans2" fo:font-size="14pt" fo:language="hy" fo:country="AM" fo:background-color="transparent" loext:char-shading-value="0" style:font-size-asian="14pt" style:font-size-complex="14pt"/>
    </style:style>
    <style:style style:name="T5" style:family="text">
      <style:text-properties style:use-window-font-color="true" style:text-position="0% 100%" style:font-name="DejaVu Sans1" fo:font-size="10pt" fo:language="hy" fo:country="AM" fo:font-weight="normal" officeooo:rsid="00266f42" fo:background-color="transparent" loext:char-shading-value="0" style:font-name-asian="DejaVu Sans1" style:font-size-asian="14pt" style:font-name-complex="DejaVu Sans1" style:font-size-complex="14pt"/>
    </style:style>
    <style:style style:name="T6" style:family="text">
      <style:text-properties style:use-window-font-color="true" style:text-position="0% 100%" style:font-name="DejaVu Sans1" fo:font-size="10pt" fo:language="hy" fo:country="AM" fo:font-weight="normal" officeooo:rsid="002790c6" fo:background-color="transparent" loext:char-shading-value="0" style:font-name-asian="DejaVu Sans1" style:font-size-asian="14pt" style:font-name-complex="DejaVu Sans1" style:font-size-complex="14pt"/>
    </style:style>
    <style:style style:name="T7" style:family="text">
      <style:text-properties style:use-window-font-color="true" style:text-position="0% 100%" style:font-name="DejaVu Sans1" fo:font-size="10pt" fo:language="hy" fo:country="AM" fo:font-weight="normal" officeooo:rsid="00830263" fo:background-color="transparent" loext:char-shading-value="0" style:font-name-asian="DejaVu Sans1" style:font-size-asian="14pt" style:font-name-complex="DejaVu Sans1" style:font-size-complex="14pt"/>
    </style:style>
    <style:style style:name="T8" style:family="text">
      <style:text-properties style:use-window-font-color="true" style:font-name="DejaVu Sans1" fo:font-size="10pt" fo:font-weight="bold" fo:background-color="transparent" loext:char-shading-value="0" style:font-name-asian="DejaVu Sans1" style:font-name-complex="DejaVu Sans1"/>
    </style:style>
    <style:style style:name="T9" style:family="text">
      <style:text-properties style:use-window-font-color="true" style:font-name="DejaVu Sans1" fo:font-size="10pt" fo:font-weight="bold" fo:background-color="transparent" loext:char-shading-value="0" style:font-name-asian="DejaVu Sans1" style:font-weight-asian="bold" style:font-name-complex="DejaVu Sans1" style:font-weight-complex="bold"/>
    </style:style>
    <style:style style:name="T10" style:family="text">
      <style:text-properties style:use-window-font-color="true" style:font-name="DejaVu Sans1" fo:font-size="10pt" fo:font-weight="normal" fo:background-color="transparent" loext:char-shading-value="0" style:font-name-asian="DejaVu Sans1" style:font-name-complex="DejaVu Sans1"/>
    </style:style>
    <style:style style:name="T11" style:family="text">
      <style:text-properties style:use-window-font-color="true" style:font-name="MS Mincho" fo:font-size="10pt" fo:font-weight="normal" fo:background-color="transparent" loext:char-shading-value="0" style:font-name-asian="MS Mincho" style:font-name-complex="MS Mincho"/>
    </style:style>
    <style:style style:name="T12" style:family="text">
      <style:text-properties fo:font-variant="normal" fo:text-transform="none" fo:color="#000000" style:font-name="Verdana" fo:letter-spacing="normal" fo:language="hy" fo:country="AM" fo:font-style="normal" style:text-underline-style="none" fo:font-weight="normal" fo:background-color="transparent" loext:char-shading-value="0"/>
    </style:style>
    <style:style style:name="T13" style:family="text">
      <style:text-properties fo:font-variant="normal" fo:text-transform="none" fo:color="#000000" style:font-name="Verdana" fo:letter-spacing="normal" fo:language="hy" fo:country="AM" fo:font-style="normal" style:text-underline-style="none" fo:font-weight="normal" officeooo:rsid="002fec8a" fo:background-color="transparent" loext:char-shading-value="0"/>
    </style:style>
    <style:style style:name="T14" style:family="text">
      <style:text-properties fo:font-variant="normal" fo:text-transform="none" officeooo:rsid="0078fb86"/>
    </style:style>
    <style:style style:name="T15" style:family="text">
      <style:text-properties fo:font-size="10pt"/>
    </style:style>
    <style:style style:name="T16" style:family="text">
      <style:text-properties fo:font-size="10pt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asian="DejaVu Sans1" style:font-name-complex="DejaVu Sans1"/>
    </style:style>
    <style:style style:name="T19" style:family="text">
      <style:text-properties officeooo:rsid="007cd129" fo:background-color="transparent" loext:char-shading-value="0" style:font-name-asian="DejaVu Sans1" style:font-name-complex="DejaVu Sans1"/>
    </style:style>
    <style:style style:name="T20" style:family="text">
      <style:text-properties style:text-position="0% 100%" fo:background-color="transparent" loext:char-shading-value="0"/>
    </style:style>
    <style:style style:name="T21" style:family="text">
      <style:text-properties officeooo:rsid="00160026"/>
    </style:style>
    <style:style style:name="T22" style:family="text">
      <style:text-properties fo:color="#ff3300"/>
    </style:style>
    <style:style style:name="T23" style:family="text">
      <style:text-properties fo:color="#ff3300" style:font-name="DejaVu Sans2"/>
    </style:style>
    <style:style style:name="T24" style:family="text">
      <style:text-properties fo:color="#ff3300" style:font-name="DejaVu Sans2" fo:font-size="10pt"/>
    </style:style>
    <style:style style:name="T25" style:family="text">
      <style:text-properties fo:color="#ff3300" style:font-name="DejaVu Sans2" fo:font-size="10pt" fo:font-weight="normal" officeooo:rsid="00160026" fo:background-color="transparent" loext:char-shading-value="0" style:font-name-asian="DejaVu Sans1" style:font-name-complex="DejaVu Sans1"/>
    </style:style>
    <style:style style:name="T26" style:family="text">
      <style:text-properties fo:color="#ff3300" style:font-name="DejaVu Sans2" fo:font-size="10pt" officeooo:rsid="0016eaff"/>
    </style:style>
    <style:style style:name="T27" style:family="text">
      <style:text-properties fo:color="#ff3300" style:font-name="DejaVu Sans2" officeooo:rsid="0016eaff"/>
    </style:style>
    <style:style style:name="T28" style:family="text">
      <style:text-properties fo:color="#ff3300" style:font-name="DejaVu Sans1" fo:font-size="10pt" fo:font-weight="normal" officeooo:rsid="00160026" fo:background-color="transparent" loext:char-shading-value="0" style:font-name-asian="DejaVu Sans1" style:font-name-complex="DejaVu Sans1"/>
    </style:style>
    <style:style style:name="T29" style:family="text">
      <style:text-properties fo:color="#ff3300" officeooo:rsid="0016eaff"/>
    </style:style>
    <style:style style:name="T30" style:family="text">
      <style:text-properties officeooo:rsid="0028b124"/>
    </style:style>
    <style:style style:name="T31" style:family="text">
      <style:text-properties officeooo:rsid="0016eaff"/>
    </style:style>
    <style:style style:name="T32" style:family="text">
      <style:text-properties fo:color="#000000" fo:background-color="transparent" loext:char-shading-value="0" style:font-name-asian="DejaVu Sans1" style:font-name-complex="DejaVu Sans1"/>
    </style:style>
    <style:style style:name="T33" style:family="text">
      <style:text-properties fo:color="#000000" officeooo:rsid="00254091" fo:background-color="transparent" loext:char-shading-value="0" style:font-name-asian="DejaVu Sans1" style:font-name-complex="DejaVu Sans1"/>
    </style:style>
    <style:style style:name="T34" style:family="text">
      <style:text-properties fo:color="#000000" officeooo:rsid="0025893b" fo:background-color="transparent" loext:char-shading-value="0" style:font-name-asian="DejaVu Sans1" style:font-name-complex="DejaVu Sans1"/>
    </style:style>
    <style:style style:name="T35" style:family="text">
      <style:text-properties fo:color="#000000" officeooo:rsid="002644f9" fo:background-color="transparent" loext:char-shading-value="0" style:font-name-asian="DejaVu Sans1" style:font-name-complex="DejaVu Sans1"/>
    </style:style>
    <style:style style:name="T36" style:family="text">
      <style:text-properties fo:color="#000000" officeooo:rsid="007c192e" fo:background-color="transparent" loext:char-shading-value="0" style:font-name-asian="DejaVu Sans1" style:font-name-complex="DejaVu Sans1"/>
    </style:style>
    <style:style style:name="T37" style:family="text">
      <style:text-properties fo:color="#000000" officeooo:rsid="007cd129" fo:background-color="transparent" loext:char-shading-value="0" style:font-name-asian="DejaVu Sans1" style:font-name-complex="DejaVu Sans1"/>
    </style:style>
    <style:style style:name="T38" style:family="text">
      <style:text-properties fo:color="#000000" officeooo:rsid="00816605" fo:background-color="transparent" loext:char-shading-value="0" style:font-name-asian="DejaVu Sans1" style:font-name-complex="DejaVu Sans1"/>
    </style:style>
    <style:style style:name="T39" style:family="text">
      <style:text-properties fo:color="#000000" style:font-name="DejaVu Sans2" fo:language="hy" fo:country="AM"/>
    </style:style>
    <style:style style:name="T40" style:family="text">
      <style:text-properties fo:color="#000000" style:font-name="DejaVu Sans2" officeooo:rsid="00254091" fo:background-color="transparent" loext:char-shading-value="0" style:font-name-asian="DejaVu Sans1" style:font-name-complex="DejaVu Sans1"/>
    </style:style>
    <style:style style:name="T41" style:family="text">
      <style:text-properties officeooo:rsid="002c59e0"/>
    </style:style>
    <style:style style:name="T42" style:family="text">
      <style:text-properties officeooo:rsid="002f045c"/>
    </style:style>
    <style:style style:name="T43" style:family="text">
      <style:text-properties style:font-name="DejaVu Sans2" fo:language="hy" fo:country="AM"/>
    </style:style>
    <style:style style:name="T44" style:family="text">
      <style:text-properties officeooo:rsid="007aa481"/>
    </style:style>
    <style:style style:name="T45" style:family="text">
      <style:text-properties officeooo:rsid="007ea540"/>
    </style:style>
    <style:style style:name="T46" style:family="text">
      <style:text-properties officeooo:rsid="007f94c7"/>
    </style:style>
    <style:style style:name="T47" style:family="text">
      <style:text-properties officeooo:rsid="0080d9c3"/>
    </style:style>
    <style:style style:name="T48" style:family="text">
      <style:text-properties officeooo:rsid="0081660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Title"/>
      <text:p text:style-name="Title"/>
      <text:p text:style-name="Title"/>
      <text:p text:style-name="Subtitle"/>
      <text:p text:style-name="Text_20_body"/>
      <text:p text:style-name="P21"><text:title>Առաջարկ</text:title></text:p>
      <text:p text:style-name="P9">«Օնլայն Գրադարան» նախագծի</text:p>
      <text:p text:style-name="P2">Տարբերակ 0.0.1</text:p>
      <text:p text:style-name="P3"><text:span text:style-name="T3">Վերջին փոփոխությունը՝</text:span> <text:span text:style-name="T14">7 մարտ, 2020</text:span></text:p>
      <text:p text:style-name="P10">Էջերի քանակը՝ <text:span text:style-name="T47">6</text:span></text:p>
      <text:table-of-content text:style-name="Sect1" text:protected="true" text:name="Table of Contents1">
        <text:table-of-content-source text:outline-level="2">
          <text:index-title-template text:style-name="Contents_20_Heading">Բովանդակությու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3">Բովանդակություն</text:p>
          </text:index-title>
          <text:p text:style-name="P35">1. Ներածություն<text:tab/>3</text:p>
          <text:p text:style-name="P34">1.1. Փաստաթղթի նկարագիրը<text:tab/>3</text:p>
          <text:p text:style-name="P34">1.2. Պահանջների համառոտ նկարագրություն<text:tab/>3</text:p>
          <text:p text:style-name="P35">2. Ֆունկցիոնալ բաղադրիչները<text:tab/>3</text:p>
          <text:p text:style-name="P34">2.1. Գլխավոր էջ<text:tab/>4</text:p>
          <text:p text:style-name="P34">2.2. Օգտատերերի գրանցում կայքում<text:tab/>4</text:p>
          <text:p text:style-name="P34">2.3. Անձնական տվյալների էջ<text:tab/>4</text:p>
          <text:p text:style-name="P34">2.4. Հիմնական էջ<text:tab/>4</text:p>
          <text:p text:style-name="P34">2.5. Շփում<text:tab/>6</text:p>
          <text:p text:style-name="P35">3. Հարակից Պահանջներ<text:tab/>6</text:p>
          <text:p text:style-name="P34">3.1. Տեխնիկական պահանջներ<text:tab/>6</text:p>
          <text:p text:style-name="P34">3.2. Համակարգային պահանջներ<text:tab/>6</text:p>
          <text:p text:style-name="P34">3.3. Փաստաթղթային պահանջներ<text:tab/>6</text:p>
          <text:p text:style-name="P35">4. Ժամանակացույց<text:tab/>6</text:p>
        </text:index-body>
      </text:table-of-content>
      <text:p text:style-name="P73"/>
      <text:h text:style-name="P59" text:outline-level="1">Ներածություն</text:h>
      <text:h text:style-name="P63" text:outline-level="2" text:is-list-header="true"><text:span text:style-name="T47">1.1. </text:span>Փաստաթղթի նկարագիրը</text:h>
      <text:p text:style-name="P8">Այս փաստաթղթում ներկայացված է «Օնլայն Գրադարան» նախագծի աշխատանքների նկարագ<text:span text:style-name="T44">ր</text:span>ությունը<text:span text:style-name="T48">՝ պատրաստված Ինստիգեյթ Մոբայլ ՓԲԸ֊ի (այսուհետ՝ Կատարող) կողմից «Օնլայն Գրադարան»֊ի (այսուհետ՝ Պատվիրատու) համար։</text:span></text:p>
      <text:p text:style-name="P8"/>
      <text:h text:style-name="P65" text:outline-level="2" text:is-list-header="true"><text:span text:style-name="T47">1.2. </text:span>Պահանջների համառոտ նկարագրություն</text:h>
      <text:p text:style-name="P26"><text:span text:style-name="T18">Անհրաժեշտ է պատրաստ</text:span><text:span text:style-name="T32">ել </text:span><text:span text:style-name="T33">«Օնյալն </text:span><text:span text:style-name="T40">Գրադարան</text:span><text:span text:style-name="T33">» նախագծի համառոտ նկարագիրը։</text:span></text:p>
      <text:p text:style-name="P36"><text:span text:style-name="T34">Նախագիծը պատրաստվում է </text:span><text:span text:style-name="T36">ընթերցանությամբ զբաղվող մարդկանց համար, ովքեր նախընտրում են ընթերցել իրենց նախընտրած գրքերը օնլայն տարբերակով, կամ չունեն ժամանակ գրադարան այց</text:span><text:span text:style-name="T38">ե</text:span><text:span text:style-name="T36">լելու և գիրք </text:span><text:span text:style-name="T38">ը</text:span><text:span text:style-name="T36">նտրելու համար։ </text:span></text:p>
      <text:p text:style-name="P36"><text:span text:style-name="T36"><text:s text:c="4"/>Այս ն</text:span><text:span text:style-name="T34">ախագծ</text:span><text:span text:style-name="T36">ից կարող են օգտվել նաև աշակերտները և ուսանողները, իրենց անհրաժեշտ գարկանությունը և մասնագիտական կամ կոնկրետ առարկաների հետ կապված ինֆորմացիան և գրքերը </text:span><text:span text:style-name="T37">ավելի համախմբված և ապահով տարբերակով պահելու համար։ </text:span></text:p>
      <text:p text:style-name="P36"><text:span text:style-name="T37"><text:s text:c="4"/></text:span><text:span text:style-name="T34">Բոլոր <text:s/>նման մարդկանց համար մեր նախագիծը առաջարկում է </text:span><text:span text:style-name="T35">օգտվել մեր ծրագրի տված հնարավորություններից </text:span><text:span text:style-name="T37">և Ձեր անհատական էջում պահել անհրաժեշտ գրքերի ցանկը։</text:span></text:p>
      <text:p text:style-name="P36"><text:span text:style-name="T37"><text:s text:c="4"/>Նախագիծը հատուկ <text:s/></text:span><text:span text:style-name="T19">պայմաններ չունի, հասանելի է բոլորին՝ սկսած դպրոցահասակ երեխաներից, և անվճար է։</text:span></text:p>
      <text:p text:style-name="P23"><text:span text:style-name="T10">Փաստաթուղթը նկարագրում է աշխատանքի իրականացման հետևյալ բաժինները</text:span><text:span text:style-name="T11">․</text:span></text:p>
      <text:list xml:id="list25145004284317486" text:style-name="L1">
        <text:list-item>
          <text:p text:style-name="P37"><text:span text:style-name="T9"><text:bookmark-ref text:reference-format="text" text:ref-name="__RefHeading__2174_477019413">Ֆունկցիոնալ բաղադրիչները</text:bookmark-ref></text:span><text:span text:style-name="T9"> </text:span><text:span text:style-name="T10">բաժինը ներկայացնում է համակարգի հիմնական ֆունկցիոնալ բաժինները և կառուցվածքը։</text:span></text:p>
        </text:list-item>
        <text:list-item>
          <text:p text:style-name="P37"><text:span text:style-name="T8"><text:bookmark-ref text:reference-format="text" text:ref-name="__RefHeading__1335_517515253">Հարակից Պահանջներ</text:bookmark-ref></text:span><text:span text:style-name="T8"> </text:span><text:span text:style-name="T10">բաժինը ներկայացնում է տեխնիկական և հարակից պահանջները։</text:span></text:p>
        </text:list-item>
        <text:list-item>
          <text:p text:style-name="P38"><text:span text:style-name="T8"><text:bookmark-ref text:reference-format="text" text:ref-name="__RefHeading__1337_517515253">4. Ժամանակացույց</text:bookmark-ref></text:span><text:span text:style-name="T8"> </text:span><text:span text:style-name="T10">բաժինը</text:span><text:span text:style-name="T8"> </text:span><text:span text:style-name="T10">ներկայացնում է ծրագրավորման աշխատանքների փուլերը, պատրաստման արժեքը և ժամանակածախսը։</text:span></text:p>
          <text:p text:style-name="P39"/>
        </text:list-item>
      </text:list>
      <text:h text:style-name="P60" text:outline-level="1"><text:bookmark-start text:name="__RefHeading__2174_477019413"/><text:span text:style-name="Основной_20_шрифт_20_абзаца"><text:span text:style-name="T4">Ֆունկցիոնալ բաղադրիչները</text:span></text:span><text:bookmark-end text:name="__RefHeading__2174_477019413"/></text:h>
      <text:p text:style-name="P32"><text:span text:style-name="Основной_20_шрифт_20_абзаца"><text:span text:style-name="T5">Նախնական տարբերակում նախատեսվում է <text:s/>պատրաստել միայն կայք։ Սակայն հետագայում հնարավոր է ավելանան նաև մոբայլ տարբերակները։</text:span></text:span></text:p>
      <text:p text:style-name="P32"><text:span text:style-name="Основной_20_шрифт_20_абзаца"><text:span text:style-name="T5">Կայքի աշխատանքային լեզուներն են լինելու հայերենը և անգլերենը։</text:span></text:span></text:p>
      <text:p text:style-name="P32"><text:span text:style-name="Основной_20_шрифт_20_абзаца"><text:span text:style-name="T5">Կայքը ունենալու է հետևյալ բաղադրիչները՝</text:span></text:span></text:p>
      <text:list xml:id="list6077659762347933873" text:style-name="L2">
        <text:list-header>
          <text:p text:style-name="P55"><text:span text:style-name="Основной_20_шрифт_20_абзаца"><text:span text:style-name="T5">Տեղեկատվական էջեր</text:span></text:span></text:p>
        </text:list-header>
        <text:list-item>
          <text:p text:style-name="P55"><text:span text:style-name="Основной_20_шрифт_20_абзаца"><text:span text:style-name="T5">Գլխավոր էջ</text:span></text:span></text:p>
        </text:list-item>
        <text:list-item>
          <text:p text:style-name="P56"><text:span text:style-name="Основной_20_шрифт_20_абзаца"><text:span text:style-name="T7">Անձնական էջ</text:span></text:span></text:p>
        </text:list-item>
        <text:list-item>
          <text:p text:style-name="P55"><text:soft-page-break/><text:span text:style-name="Основной_20_шрифт_20_абзаца"><text:span text:style-name="T5">Հետադարձ կապ (տվյալներ, քարտեզ, հաղորդագրություն ուղարկելու <text:tab/>հնարավորություն և այլն)</text:span></text:span></text:p>
        </text:list-item>
        <text:list-item>
          <text:p text:style-name="P55"><text:span text:style-name="Основной_20_шрифт_20_абзаца"><text:span text:style-name="T5">Օգտատերերի գրանցում</text:span></text:span></text:p>
        </text:list-item>
        <text:list-item>
          <text:p text:style-name="P57"><text:span text:style-name="Основной_20_шрифт_20_абзаца"><text:span text:style-name="T6">Նորությունների բաժին</text:span></text:span></text:p>
        </text:list-item>
      </text:list>
      <text:h text:style-name="P66" text:outline-level="2" text:is-list-header="true"/>
      <text:h text:style-name="P66" text:outline-level="2" text:is-list-header="true"><text:span text:style-name="T47">2.1. </text:span>Գլխավոր էջ</text:h>
      <text:p text:style-name="P20">Գլխավոր էջում պիտի լինեն </text:p>
      <text:list xml:id="list2677469033372713373" text:style-name="L3">
        <text:list-item>
          <text:p text:style-name="P48">տեղեկատվական բնույթի <text:span text:style-name="T45">ինֆորմացիա,</text:span> </text:p>
        </text:list-item>
        <text:list-item>
          <text:p text:style-name="P49">ավելի շատ պահանջարկ ունեցող գրքերի ցանկ,</text:p>
        </text:list-item>
        <text:list-item>
          <text:p text:style-name="P49">գրքերի կարճ բովանդակություն,</text:p>
        </text:list-item>
        <text:list-item>
          <text:p text:style-name="P49">հեղինակի հակիրճ կենսագրություն,</text:p>
        </text:list-item>
        <text:list-item>
          <text:p text:style-name="P48">նախագիծը գովազդող տեղեկատվություն, </text:p>
        </text:list-item>
        <text:list-item>
          <text:p text:style-name="P50">մենյու/հղումներ դեպի հիմնական բաժիններ,</text:p>
        </text:list-item>
        <text:list-item>
          <text:p text:style-name="P51">նորությունների էջ</text:p>
        </text:list-item>
        <text:list-item>
          <text:p text:style-name="P51">համակարգ մուտք գործելու դաշտ</text:p>
        </text:list-item>
        <text:list-item>
          <text:p text:style-name="P51">գրանցվելու դաշտ</text:p>
        </text:list-item>
      </text:list>
      <text:h text:style-name="P67" text:outline-level="2" text:is-list-header="true"/>
      <text:h text:style-name="P67" text:outline-level="2" text:is-list-header="true"><text:span text:style-name="T47">2.2. </text:span>Օգտատերերի գրանցում կայքում</text:h>
      <text:p text:style-name="P24"><text:span text:style-name="T41">Կայք մուտք գործելու և անձնական էջում գրքեր ավելացնելու համար պարտադիր է գրանցվել</text:span>։</text:p>
      <text:p text:style-name="P25">Գրանցման դաշտերը լինելու են</text:p>
      <text:list xml:id="list3134382074123730717" text:style-name="L4">
        <text:list-item>
          <text:p text:style-name="P40">Անուն</text:p>
        </text:list-item>
        <text:list-item>
          <text:p text:style-name="P40">Ազգանուն</text:p>
        </text:list-item>
        <text:list-item>
          <text:p text:style-name="P42">Գաղտնաբառ</text:p>
        </text:list-item>
        <text:list-item>
          <text:p text:style-name="P40">Էլ․ փոստ</text:p>
        </text:list-item>
      </text:list>
      <text:p text:style-name="P25">Մուտք գործելուց հետո կայքի վերևի աջ մասում պետք է երևան հետևյալ տեղեկությունները</text:p>
      <text:list xml:id="list6782209327222049008" text:style-name="L5">
        <text:list-item>
          <text:p text:style-name="P41">օգտատիրոջ անունը</text:p>
        </text:list-item>
        <text:list-item>
          <text:p text:style-name="P41">«Իմ էջը» ֊ հղում անձնական տվյալների էջ</text:p>
        </text:list-item>
        <text:list-item>
          <text:p text:style-name="P43">«Շատ ընթերցված գրքեր» ֊ հղում այն գրքերի կայքերի վրա, որոնք ավելի շատ են <text:tab/>ընթերցվում։</text:p>
        </text:list-item>
        <text:list-item>
          <text:p text:style-name="P43">Ելք </text:p>
        </text:list-item>
      </text:list>
      <text:h text:style-name="P68" text:outline-level="2" text:is-list-header="true"/>
      <text:h text:style-name="P68" text:outline-level="2" text:is-list-header="true"><text:span text:style-name="T47">2.3. </text:span>Անձնական տվյալների էջ</text:h>
      <text:p text:style-name="P27"><text:span text:style-name="T12">Օգտագործողի անձնական </text:span><text:span text:style-name="T13">տվյալների </text:span><text:span text:style-name="T12">էջը պարունակելու է`</text:span></text:p>
      <text:p text:style-name="P28">Անձնական տվյալներ</text:p>
      <text:list xml:id="list8079218182156759718" text:style-name="L6">
        <text:list-item>
          <text:p text:style-name="P44">Անուն Ազգանուն</text:p>
        </text:list-item>
        <text:list-item>
          <text:p text:style-name="P45">Նկար</text:p>
        </text:list-item>
        <text:list-item>
          <text:p text:style-name="P45">Տարիք</text:p>
        </text:list-item>
        <text:list-item>
          <text:p text:style-name="P44">Էլ. փոստ</text:p>
        </text:list-item>
        <text:list-item>
          <text:p text:style-name="P44"><text:soft-page-break/>Հեռախոսի համար</text:p>
        </text:list-item>
        <text:list-item>
          <text:p text:style-name="P46">Նա<text:span text:style-name="T46">խ</text:span>ընտրելի ժանրը</text:p>
        </text:list-item>
        <text:list-item>
          <text:p text:style-name="P47">Նախընտրելի հեղինակները</text:p>
        </text:list-item>
      </text:list>
      <text:p text:style-name="P22"/>
      <text:p text:style-name="P22"/>
      <text:h text:style-name="P70" text:outline-level="2" text:is-list-header="true"><text:span text:style-name="T47">2.4. </text:span>Հիմնական էջ</text:h>
      <text:p text:style-name="P29">Հիմնական էջը բացվում է օգտատիրոջ կողմից համակարգում գրանցվելուց և մուտք գործելուց հետո։</text:p>
      <text:p text:style-name="P30">Այստեղ արդեն օգտատերը <text:span text:style-name="T45">կարող է ըստ բաժինների ավելացնել գրքերը։</text:span></text:p>
      <text:p text:style-name="P31"/>
      <text:h text:style-name="P69" text:outline-level="2" text:is-list-header="true"><text:span text:style-name="T47">2.5. </text:span>Շփում</text:h>
      <text:p text:style-name="P58"><text:s text:c="4"/>Այս բաժնում օգտատերը կարող <text:s/>է ստեղծել խումբ/խմբեր և դրա մեջ ընդգրկել ծրագրից օգտվող այլ մարդկանց, միմյանց հետ շփվելու, կարծիքներ փոխանակելու համար։ <text:s/></text:p>
      <text:p text:style-name="P58"/>
      <text:h text:style-name="Heading_20_1" text:outline-level="1"><text:bookmark-start text:name="__RefHeading__1335_517515253"/><text:span text:style-name="T39">Հարակից Պա</text:span><text:span text:style-name="T43">հանջներ</text:span><text:bookmark-end text:name="__RefHeading__1335_517515253"/></text:h>
      <text:h text:style-name="P63" text:outline-level="2" text:is-list-header="true"><text:span text:style-name="T47">3.1. </text:span>Տեխնիկական պահանջներ</text:h>
      <text:p text:style-name="P6">Համակարգը պատրաստվելու է <text:span text:style-name="T42">XXXXXX</text:span> հիման վրա։</text:p>
      <text:p text:style-name="P6"/>
      <text:h text:style-name="P64" text:outline-level="2" text:is-list-header="true"><text:span text:style-name="T47">3.2. </text:span>Համակարգային պահանջներ</text:h>
      <text:p text:style-name="P19"><text:span text:style-name="T27">&lt;</text:span><text:span text:style-name="T23">Համակարգ</text:span><text:span text:style-name="T27">ը</text:span><text:span text:style-name="T23">/</text:span><text:span text:style-name="T27">կայքը&gt;</text:span> պետք է հարմարեցված լինի Google Chrome <text:span text:style-name="T21">40</text:span>, Firefox <text:span text:style-name="T21">35 և</text:span> Safari 8 զննարկիչների տարբերակների համար։ Զննարկիչներում պարտադիր պետք է միացված լինի JavaScript-ը։</text:p>
      <text:p text:style-name="P19"/>
      <text:h text:style-name="P64" text:outline-level="2" text:is-list-header="true"><text:span text:style-name="T47">3.3. </text:span>Փաստաթղթային պահանջներ</text:h>
      <text:p text:style-name="P7"><text:span text:style-name="T29">&lt;</text:span><text:span text:style-name="T22">Համակարգի/</text:span><text:span text:style-name="T29">կայքի&gt;</text:span> մշակման և հանձնման հ<text:span text:style-name="T17">ամար Կատարողը կներկայացնի հետևյալ փաստաթղթերը, որոնք կստուգվեն և կհաստատվեն Պատվիրատուի</text:span><text:span text:style-name="T20"> կողմից</text:span><text:span text:style-name="T17">․</text:span></text:p>
      <text:list xml:id="list6467772372450744739" text:style-name="L7">
        <text:list-item>
          <text:p text:style-name="P52">պայմանագիր</text:p>
        </text:list-item>
        <text:list-item>
          <text:p text:style-name="P53">արտադրանքի նկարագիր</text:p>
        </text:list-item>
        <text:list-item>
          <text:p text:style-name="P54">օգտագործման ձեռնարկ</text:p>
        </text:list-item>
      </text:list>
      <text:h text:style-name="P61" text:outline-level="1" text:is-list-header="true"/>
      <text:h text:style-name="P62" text:outline-level="1" text:is-list-header="true"><text:bookmark-start text:name="__RefHeading__1337_517515253"/><text:span text:style-name="T47">4. </text:span>Ժամանակացույց<text:bookmark-end text:name="__RefHeading__1337_517515253"/></text:h>
      <text:p text:style-name="P5"><text:span text:style-name="T26">&lt;</text:span><text:span text:style-name="T24">Համակարգի/</text:span><text:span text:style-name="T26">կայքի&gt;</text:span><text:span text:style-name="T15"> պատրաստման ժամանակածախսը կազմում</text:span><text:span text:style-name="T16"> է </text:span><text:span text:style-name="T25">&lt;․․․ </text:span><text:span text:style-name="T28">ամիս</text:span><text:span text:style-name="T25">&gt;</text:span><text:span text:style-name="T16">, որը </text:span><text:span text:style-name="T15">ներառում է հետևյալ աշխատանքային փուլերը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ext:soft-page-break/>
          <table:table-row table:style-name="Table2.1">
            <table:table-cell table:style-name="Table2.A1" table:number-columns-spanned="2" office:value-type="string">
              <text:p text:style-name="P18">Փուլեր</text:p>
            </table:table-cell>
            <table:covered-table-cell/>
            <table:table-cell table:style-name="Table2.A1" office:value-type="string">
              <text:p text:style-name="P18">Նկարագրություն</text:p>
            </table:table-cell>
            <table:table-cell table:style-name="Table2.D1" office:value-type="string">
              <text:p text:style-name="P18">Կախվածություններ Պատվիրատուից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3">Դիզայն, տեղեկատվական էջեր</text:p>
          </table:table-cell>
          <table:table-cell table:style-name="Table2.B2" office:value-type="string">
            <text:p text:style-name="P16"><text:span text:style-name="T31">․․․</text:span>-րդ շաբաթ</text:p>
          </table:table-cell>
          <table:table-cell table:style-name="Table2.C2" office:value-type="string">
            <text:p text:style-name="P5">Բոլոր էջերի դիզայնի կառուցում</text:p>
          </table:table-cell>
          <table:table-cell table:style-name="Table2.D2" office:value-type="string">
            <text:p text:style-name="P11">Հայտնել կարծիքը և հաստատել աշխատանքները</text:p>
          </table:table-cell>
        </table:table-row>
        <table:table-row table:style-name="Table2.2">
          <table:table-cell table:style-name="Table2.A3" office:value-type="string">
            <text:p text:style-name="P13">Նախնական տարբերակ</text:p>
          </table:table-cell>
          <table:table-cell table:style-name="Table2.B3" office:value-type="string">
            <text:p text:style-name="P16"><text:span text:style-name="T31">․․․</text:span>-րդ շաբաթ</text:p>
          </table:table-cell>
          <table:table-cell table:style-name="Table2.C3" office:value-type="string">
            <text:p text:style-name="P5">Ֆունկցիոնալ բաղադրիչների ծրագրավորում</text:p>
          </table:table-cell>
          <table:table-cell table:style-name="Table2.D3" office:value-type="string">
            <text:p text:style-name="P15">Հաստատել աշխատանքային պլանը և ֆունկցիոնալ պահանջները</text:p>
          </table:table-cell>
        </table:table-row>
        <table:table-row table:style-name="Table2.2">
          <table:table-cell table:style-name="Table2.A4" office:value-type="string">
            <text:p text:style-name="P13"><text:span text:style-name="T30">Տեղադրում սերվերի վրա, թ</text:span>եսթավորում և ստաբիլիզացում</text:p>
          </table:table-cell>
          <table:table-cell table:style-name="Table2.B4" office:value-type="string">
            <text:p text:style-name="P16"><text:span text:style-name="T31">․․․</text:span>-րդ շաբաթ</text:p>
          </table:table-cell>
          <table:table-cell table:style-name="Table2.C4" office:value-type="string">
            <text:p text:style-name="P5">Տեղակայում սերվերի վրա, թեստավորում</text:p>
          </table:table-cell>
          <table:table-cell table:style-name="Table2.D4" office:value-type="string">
            <text:p text:style-name="P15">Տրամադրել սերվեր և դոմեյն որտեղ <text:span text:style-name="T22">կայքը</text:span> պետք է տեղադրվի</text:p>
          </table:table-cell>
        </table:table-row>
        <table:table-row table:style-name="Table2.2">
          <table:table-cell table:style-name="Table2.A5" office:value-type="string">
            <text:p text:style-name="P12">Անվտանգության ստուգում</text:p>
          </table:table-cell>
          <table:table-cell table:style-name="Table2.B5" office:value-type="string">
            <text:p text:style-name="P16"><text:span text:style-name="T31">․․․֊</text:span>րդ շաբաթ</text:p>
          </table:table-cell>
          <table:table-cell table:style-name="Table2.C5" office:value-type="string">
            <text:p text:style-name="P4"><text:span text:style-name="T22">Կայքի</text:span> անվտանգության ստուգում, խնդիրների վերացում</text:p>
          </table:table-cell>
          <table:table-cell table:style-name="Table2.D5" office:value-type="string">
            <text:p text:style-name="P15"/>
          </table:table-cell>
        </table:table-row>
        <table:table-row table:style-name="Table2.2">
          <table:table-cell table:style-name="Table2.A6" office:value-type="string">
            <text:p text:style-name="P12">Հանձնում պատվիրատուին</text:p>
          </table:table-cell>
          <table:table-cell table:style-name="Table2.B6" office:value-type="string">
            <text:p text:style-name="P16"><text:span text:style-name="T31">․․․</text:span>-րդ շաբաթ</text:p>
          </table:table-cell>
          <table:table-cell table:style-name="Table2.C6" office:value-type="string">
            <text:p text:style-name="P5"/>
          </table:table-cell>
          <table:table-cell table:style-name="Table2.D6" office:value-type="string">
            <text:p text:style-name="P5"/>
          </table:table-cell>
        </table:table-row>
        <table:table-row table:style-name="Table2.7">
          <table:table-cell table:style-name="Table2.A7" office:value-type="string">
            <text:p text:style-name="P14">Ընդամենը</text:p>
          </table:table-cell>
          <table:table-cell table:style-name="Table2.B7" office:value-type="string">
            <text:p text:style-name="P17"><text:span text:style-name="T31">․․․ </text:span>շաբաթ</text:p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</table:table-row>
      </table:table>
      <text:h text:style-name="P7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/>
    <style:font-face style:name="MS Mincho" svg:font-family="'MS Mincho'"/>
    <style:font-face style:name="StarSymbol" svg:font-family="StarSymbol"/>
    <style:font-face style:name="Verdana" svg:font-family="Verdana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3" style:font-size-asian="12pt" style:language-asian="en" style:country-asian="US" style:font-name-complex="DejaVu Sans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2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.0398in" fo:border-left="none" fo:border-right="none" fo:border-top="0.06pt solid #4c4c4c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L1" style:display-name="Text body numbering L1" style:family="paragraph" style:parent-style-name="Text_20_body_20_numbering">
      <style:text-properties fo:font-size="12pt" fo:font-weight="bold"/>
    </style:style>
    <style:style style:name="Illustration" style:family="paragraph" style:parent-style-name="Caption" style:class="extra">
      <style:text-properties fo:font-size="10pt" fo:font-style="normal" fo:font-weight="normal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189in" fo:margin-left="0.8189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fo:font-family="StarSymbol" style:font-charset="x-symbol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Times New Roman"/>
      </text:list-level-style-bullet>
      <text:list-level-style-number text:level="2" text:style-name="List2Level1" style:num-suffix="." style:num-format="1">
        <style:list-level-properties text:space-before="0.75in"/>
      </text:list-level-style-number>
      <text:list-level-style-number text:level="3" text:style-name="List2Level2" style:num-suffix="." style:num-format="1">
        <style:list-level-properties text:min-label-width="1in" fo:text-align="end"/>
      </text:list-level-style-number>
      <text:list-level-style-number text:level="4" text:style-name="List2Level3" style:num-suffix="." style:num-format="1">
        <style:list-level-properties text:space-before="1.75in"/>
      </text:list-level-style-number>
      <text:list-level-style-number text:level="5" text:style-name="List2Level4" style:num-suffix="." style:num-format="1">
        <style:list-level-properties text:space-before="2.25in"/>
      </text:list-level-style-number>
      <text:list-level-style-number text:level="6" text:style-name="List2Level5" style:num-suffix="." style:num-format="1">
        <style:list-level-properties text:min-label-width="1.75in" fo:text-align="end"/>
      </text:list-level-style-number>
      <text:list-level-style-number text:level="7" text:style-name="List2Level6" style:num-suffix="." style:num-format="1">
        <style:list-level-properties text:space-before="3.25in"/>
      </text:list-level-style-number>
      <text:list-level-style-number text:level="8" text:style-name="List2Level7" style:num-suffix="." style:num-format="1">
        <style:list-level-properties text:space-before="3.75in"/>
      </text:list-level-style-number>
      <text:list-level-style-number text:level="9" text:style-name="List2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hy" fo:country="AM" officeooo:paragraph-rsid="0076ded2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76ded2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076" number:language="hy" number:country="AM" number:automatic-order="true">
      <number:day/>
      <number:text> </number:text>
      <number:month number:style="long" number:textual="true"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Առաջարկ</text:title><text:tab/><text:tab/>Տարբերակ: <text:user-defined style:data-style-name="N0" text:name="Տարբերակ">0.0.1</text:user-defined>, Ամսաթիվ: <text:modification-date style:data-style-name="N10076"/></text:p>
      </style:header>
      <style:footer>
        <text:p text:style-name="MP1"><text:span text:style-name="MT1">© </text:span><text:span text:style-name="MT2">XXXXXXX</text:span><text:span text:style-name="MT1"> ՓԲԸ<text:tab/>Կոնֆիդենցիալ<text:tab/>Էջ՝ </text:span><text:s/><text:page-number text:select-page="current">6</text:page-number> / 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Առաջարկ</dc:title>
    <meta:creation-date>2020-06-15T18:58:59.023776167</meta:creation-date>
    <dc:language>en-US</dc:language>
    <meta:editing-cycles>1</meta:editing-cycles>
    <meta:editing-duration>P0D</meta:editing-duration>
    <dc:description>Այս փաստաթղթում ներկայացված են «Օնլայն մարզիչ»  նախագծի  աշխատանքների նկարագրությունը և գնային առաջարկը՝ պատրաստված Ինստիգեյթ Մոբայլ ՓԲԸ֊ի (այսուհետ՝ Կատարող) կողմից  «Օնլայն մարզիչ»֊ի (այսուհետ՝ Պատվիրատու)  համար։</dc:description>
    <dc:subject>«Օնլայն մարզիչ» նախագծի</dc:subject>
    <meta:document-statistic meta:table-count="1" meta:image-count="0" meta:object-count="0" meta:page-count="6" meta:paragraph-count="118" meta:word-count="648" meta:character-count="4697" meta:non-whitespace-character-count="4170"/>
    <meta:user-defined meta:name="Տարբերակ">0.0.1</meta:user-defined>
  </office:meta>
</office:document-meta>
</file>